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6" style:family="table">
      <style:table-properties style:width="15.921cm" style:rel-width="100%" fo:margin-left="0.018cm" fo:margin-top="0cm" fo:margin-bottom="0cm" table:align="left" style:writing-mode="lr-tb"/>
    </style:style>
    <style:style style:name="Table6.A" style:family="table-column">
      <style:table-column-properties style:column-width="1.27cm" style:rel-column-width="5229*"/>
    </style:style>
    <style:style style:name="Table6.B" style:family="table-column">
      <style:table-column-properties style:column-width="5.269cm" style:rel-column-width="21686*"/>
    </style:style>
    <style:style style:name="Table6.C" style:family="table-column">
      <style:table-column-properties style:column-width="5.861cm" style:rel-column-width="24123*"/>
    </style:style>
    <style:style style:name="Table6.D" style:family="table-column">
      <style:table-column-properties style:column-width="3.521cm" style:rel-column-width="14494*"/>
    </style:style>
    <style:style style:name="Table6.1" style:family="table-row">
      <style:table-row-properties style:min-row-height="0.75cm" fo:keep-together="auto"/>
    </style:style>
    <style:style style:name="Table6.A1" style:family="table-cell">
      <style:table-cell-properties fo:background-color="#d9d9d9" fo:padding-left="0.191cm" fo:padding-right="0.191cm" fo:padding-top="0cm" fo:padding-bottom="0cm" fo:border="1pt solid #000000">
        <style:background-image/>
      </style:table-cell-properties>
    </style:style>
    <style:style style:name="Table6.2" style:family="table-row">
      <style:table-row-properties style:min-row-height="1.097cm" fo:keep-together="auto"/>
    </style:style>
    <style:style style:name="Table6.A2" style:family="table-cell">
      <style:table-cell-properties style:vertical-align="middle" fo:background-color="#d9d9d9" fo:padding-left="0.191cm" fo:padding-right="0.191cm" fo:padding-top="0cm" fo:padding-bottom="0cm" fo:border="1pt solid #000000">
        <style:background-image/>
      </style:table-cell-properties>
    </style:style>
    <style:style style:name="Table6.3" style:family="table-row">
      <style:table-row-properties style:min-row-height="1.672cm" fo:keep-together="auto"/>
    </style:style>
    <style:style style:name="Table6.A3" style:family="table-cell">
      <style:table-cell-properties style:vertical-align="middle" fo:padding-left="0.191cm" fo:padding-right="0.191cm" fo:padding-top="0cm" fo:padding-bottom="0cm" fo:border="1pt solid #000000"/>
    </style:style>
    <style:style style:name="Table6.B3" style:family="table-cell">
      <style:table-cell-properties style:vertical-align="middle" fo:padding-left="0.191cm" fo:padding-right="0.191cm" fo:padding-top="0cm" fo:padding-bottom="0cm" fo:border="1pt solid #000000"/>
    </style:style>
    <style:style style:name="Table6.C3" style:family="table-cell">
      <style:table-cell-properties style:vertical-align="middle" fo:padding-left="0.191cm" fo:padding-right="0.191cm" fo:padding-top="0cm" fo:padding-bottom="0cm" fo:border="1pt solid #000000"/>
    </style:style>
    <style:style style:name="Table6.D3" style:family="table-cell">
      <style:table-cell-properties style:vertical-align="middle" fo:padding-left="0.191cm" fo:padding-right="0.191cm" fo:padding-top="0cm" fo:padding-bottom="0cm" fo:border="1pt solid #000000"/>
    </style:style>
    <style:style style:name="Table6.A4" style:family="table-cell">
      <style:table-cell-properties style:vertical-align="middle" fo:padding-left="0.191cm" fo:padding-right="0.191cm" fo:padding-top="0cm" fo:padding-bottom="0cm" fo:border="1pt solid #000000"/>
    </style:style>
    <style:style style:name="Table6.B4" style:family="table-cell">
      <style:table-cell-properties style:vertical-align="middle" fo:padding-left="0.191cm" fo:padding-right="0.191cm" fo:padding-top="0cm" fo:padding-bottom="0cm" fo:border="1pt solid #000000"/>
    </style:style>
    <style:style style:name="Table6.C4" style:family="table-cell">
      <style:table-cell-properties style:vertical-align="middle" fo:padding-left="0.191cm" fo:padding-right="0.191cm" fo:padding-top="0cm" fo:padding-bottom="0cm" fo:border="1pt solid #000000"/>
    </style:style>
    <style:style style:name="Table6.D4" style:family="table-cell">
      <style:table-cell-properties style:vertical-align="middle" fo:padding-left="0.191cm" fo:padding-right="0.191cm" fo:padding-top="0cm" fo:padding-bottom="0cm" fo:border="1pt solid #000000"/>
    </style:style>
    <style:style style:name="Table7" style:family="table">
      <style:table-properties style:width="15.921cm" style:rel-width="100%" fo:margin-left="0.005cm" fo:margin-top="0cm" fo:margin-bottom="0cm" table:align="left" style:writing-mode="lr-tb"/>
    </style:style>
    <style:style style:name="Table7.A" style:family="table-column">
      <style:table-column-properties style:column-width="1.279cm" style:rel-column-width="5262*"/>
    </style:style>
    <style:style style:name="Table7.B" style:family="table-column">
      <style:table-column-properties style:column-width="5.263cm" style:rel-column-width="21666*"/>
    </style:style>
    <style:style style:name="Table7.C" style:family="table-column">
      <style:table-column-properties style:column-width="5.886cm" style:rel-column-width="24228*"/>
    </style:style>
    <style:style style:name="Table7.D" style:family="table-column">
      <style:table-column-properties style:column-width="3.493cm" style:rel-column-width="14376*"/>
    </style:style>
    <style:style style:name="Table7.1" style:family="table-row">
      <style:table-row-properties style:min-row-height="0.235cm" fo:keep-together="auto"/>
    </style:style>
    <style:style style:name="Table7.A1" style:family="table-cell">
      <style:table-cell-properties fo:background-color="#d9d9d9" fo:padding-left="0.191cm" fo:padding-right="0.191cm" fo:padding-top="0cm" fo:padding-bottom="0cm" fo:border="1pt solid #000000">
        <style:background-image/>
      </style:table-cell-properties>
    </style:style>
    <style:style style:name="Table7.2" style:family="table-row">
      <style:table-row-properties style:min-row-height="0.699cm" fo:keep-together="auto"/>
    </style:style>
    <style:style style:name="Table7.3" style:family="table-row">
      <style:table-row-properties style:min-row-height="1.245cm" fo:keep-together="auto"/>
    </style:style>
    <style:style style:name="Table7.A3" style:family="table-cell">
      <style:table-cell-properties style:vertical-align="middle" fo:padding-left="0.191cm" fo:padding-right="0.191cm" fo:padding-top="0cm" fo:padding-bottom="0cm" fo:border="1pt solid #000000"/>
    </style:style>
    <style:style style:name="Table8" style:family="table">
      <style:table-properties style:width="15.921cm" style:rel-width="100%" fo:margin-left="0.018cm" fo:margin-top="0cm" fo:margin-bottom="0cm" table:align="left" style:writing-mode="lr-tb"/>
    </style:style>
    <style:style style:name="Table8.A" style:family="table-column">
      <style:table-column-properties style:column-width="7.96cm" style:rel-column-width="32767*"/>
    </style:style>
    <style:style style:name="Table8.1" style:family="table-row">
      <style:table-row-properties fo:keep-together="auto"/>
    </style:style>
    <style:style style:name="Table8.A1" style:family="table-cell">
      <style:table-cell-properties fo:padding-left="0.191cm" fo:padding-right="0.191cm" fo:padding-top="0cm" fo:padding-bottom="0cm" fo:border="1pt solid #000000"/>
    </style:style>
    <style:style style:name="Table8.2" style:family="table-row">
      <style:table-row-properties style:row-height="0.6cm" fo:keep-together="auto"/>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Standard">
      <style:paragraph-properties fo:margin-top="0.071cm" fo:margin-bottom="0.071cm" style:contextual-spacing="false" fo:line-height="100%" fo:text-align="center" style:justify-single-word="false" fo:orphans="0" fo:widows="0"/>
    </style:style>
    <style:style style:name="P11"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Header">
      <style:paragraph-properties fo:margin-top="0cm" fo:margin-bottom="0cm" style:contextual-spacing="false" fo:line-height="100%"/>
    </style:style>
    <style:style style:name="P14"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5" style:family="paragraph" style:parent-style-name="LO-normal">
      <style:paragraph-properties fo:margin-top="0.071cm" fo:margin-bottom="0.071cm" style:contextual-spacing="false" fo:line-height="100%" fo:text-align="start" style:justify-single-word="false" fo:orphans="0" fo:widows="0"/>
    </style:style>
    <style:style style:name="P16" style:family="paragraph" style:parent-style-name="Standard">
      <style:paragraph-properties fo:margin-top="0cm" fo:margin-bottom="0cm" style:contextual-spacing="false" fo:line-height="100%" fo:text-align="start" style:justify-single-word="false" fo:keep-with-next="always"/>
      <style:text-properties officeooo:paragraph-rsid="000342a1"/>
    </style:style>
    <style:style style:name="P17"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18"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19" style:family="paragraph" style:parent-style-name="Header_20_Text">
      <style:paragraph-properties fo:text-align="center" style:justify-single-word="false" fo:orphans="0" fo:widows="0"/>
      <style:text-properties style:use-window-font-color="true" loext:opacity="0%" officeooo:paragraph-rsid="00041a51"/>
    </style:style>
    <style:style style:name="P20" style:family="paragraph" style:parent-style-name="Header_20_Text">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1"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2"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3" style:family="paragraph" style:parent-style-name="Table_20_Heading">
      <style:paragraph-properties fo:margin-top="0.071cm" fo:margin-bottom="0.071cm" style:contextual-spacing="false" fo:text-align="center" style:justify-single-word="false" fo:orphans="0" fo:widows="0"/>
      <style:text-properties style:use-window-font-color="true" loext:opacity="0%" fo:font-size="10pt" style:font-size-asian="10pt" style:font-size-complex="10pt"/>
    </style:style>
    <style:style style:name="P24" style:family="paragraph" style:parent-style-name="Table_20_Heading">
      <style:paragraph-properties fo:margin-top="0.212cm" fo:margin-bottom="0.212cm" style:contextual-spacing="false" fo:text-align="center" style:justify-single-word="false" fo:orphans="0" fo:widows="0"/>
      <style:text-properties style:use-window-font-color="true" loext:opacity="0%" fo:font-size="10pt" style:font-size-asian="10pt" style:font-size-complex="10pt"/>
    </style:style>
    <style:style style:name="P25"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6"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style:font-size-asian="10pt" style:font-size-complex="10pt"/>
    </style:style>
    <style:style style:name="P27"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04fd2f" officeooo:paragraph-rsid="0004fd2f" style:font-size-asian="10pt" style:font-size-complex="10pt"/>
    </style:style>
    <style:style style:name="P28"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29" style:family="paragraph" style:parent-style-name="Text">
      <style:paragraph-properties fo:margin-top="0.071cm" fo:margin-bottom="0.071cm" style:contextual-spacing="false" fo:text-align="center" style:justify-single-word="false" fo:orphans="0" fo:widows="0"/>
      <style:text-properties style:use-window-font-color="true" loext:opacity="0%" fo:font-size="10pt" fo:language="en" fo:country="US" officeooo:rsid="000fd1eb" officeooo:paragraph-rsid="000fd1eb" style:font-size-asian="10pt" style:font-size-complex="10pt"/>
    </style:style>
    <style:style style:name="P30"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31"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32"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33" style:family="paragraph" style:parent-style-name="Cover_20_Page_20_-_20_Blank_20_-_20_Document_20_Title_20_1_20_-_20_Note">
      <style:text-properties style:use-window-font-color="true" loext:opacity="0%"/>
    </style:style>
    <style:style style:name="P34" style:family="paragraph" style:parent-style-name="Cover_20_Page_20_-_20_Ref_20_No._20__26__20_Date">
      <style:text-properties style:use-window-font-color="true" loext:opacity="0%"/>
    </style:style>
    <style:style style:name="P35" style:family="paragraph" style:parent-style-name="Standard">
      <style:text-properties style:use-window-font-color="true" loext:opacity="0%" fo:font-weight="bold" style:font-weight-asian="bold"/>
    </style:style>
    <style:style style:name="P36"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37"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38"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39"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40"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1"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2"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3"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44"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45"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officeooo:rsid="000d495c" officeooo:paragraph-rsid="000d495c" style:font-size-complex="10pt"/>
    </style:style>
    <style:style style:name="P46" style:family="paragraph" style:parent-style-name="Cover_20_Page_20_-_20_Title">
      <style:text-properties style:use-window-font-color="true" loext:opacity="0%"/>
    </style:style>
    <style:style style:name="P47" style:family="paragraph" style:parent-style-name="Standard">
      <style:text-properties style:use-window-font-color="true" loext:opacity="0%" fo:font-size="12pt" fo:language="en" fo:country="US" fo:font-weight="bold" style:font-size-asian="12pt" style:font-weight-asian="bold"/>
    </style:style>
    <style:style style:name="P48"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49" style:family="paragraph" style:parent-style-name="Text">
      <style:paragraph-properties fo:margin-top="0.071cm" fo:margin-bottom="0.071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0"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1" style:family="paragraph" style:parent-style-name="Standard">
      <style:text-properties style:use-window-font-color="true" loext:opacity="0%" fo:language="en" fo:country="US"/>
    </style:style>
    <style:style style:name="P52"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53"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54" style:family="paragraph" style:parent-style-name="Text">
      <style:text-properties style:use-window-font-color="true" loext:opacity="0%"/>
    </style:style>
    <style:style style:name="P55" style:family="paragraph" style:parent-style-name="Footer">
      <style:paragraph-properties fo:margin-top="0.071cm" fo:margin-bottom="0cm" style:contextual-spacing="false" fo:orphans="0" fo:widows="0" fo:keep-with-next="always"/>
    </style:style>
    <style:style style:name="P56" style:family="paragraph" style:parent-style-name="Standard">
      <style:paragraph-properties fo:margin-top="0.071cm" fo:margin-bottom="0.282cm" style:contextual-spacing="false"/>
      <style:text-properties fo:font-size="5pt" style:font-size-asian="5pt" style:font-size-complex="5pt"/>
    </style:style>
    <style:style style:name="P57" style:family="paragraph" style:parent-style-name="Cover_20_Page_20_-_20_Ref_20_No._20__26__20_Date">
      <style:paragraph-properties fo:text-align="start" style:justify-single-word="false"/>
      <style:text-properties style:font-style-complex="italic"/>
    </style:style>
    <style:style style:name="P58"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59" style:family="paragraph" style:parent-style-name="Cover_20_Page_20_-_20_Ref_20_No._20__26__20_Date">
      <style:text-properties officeooo:paragraph-rsid="00012876"/>
    </style:style>
    <style:style style:name="P60" style:family="paragraph" style:parent-style-name="Standard">
      <style:paragraph-properties fo:margin-top="0cm" fo:margin-bottom="0cm" style:contextual-spacing="false" fo:line-height="150%" fo:text-align="start" style:justify-single-word="false"/>
    </style:style>
    <style:style style:name="P61" style:family="paragraph" style:parent-style-name="Text">
      <style:paragraph-properties fo:margin-left="2.826cm" fo:margin-right="0cm" fo:text-indent="0cm" style:auto-text-indent="false"/>
    </style:style>
    <style:style style:name="P62"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3"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64" style:family="paragraph" style:parent-style-name="Text">
      <style:text-properties fo:color="#000000" loext:opacity="100%" style:font-size-complex="11pt" style:font-weight-complex="bold"/>
    </style:style>
    <style:style style:name="P65" style:family="paragraph" style:parent-style-name="List_20_Paragraph">
      <style:paragraph-properties fo:margin-top="0cm" fo:margin-bottom="0cm" style:contextual-spacing="false" fo:line-height="130%"/>
    </style:style>
    <style:style style:name="P66" style:family="paragraph" style:parent-style-name="No_20_Spacing">
      <style:text-properties fo:text-transform="uppercase" style:use-window-font-color="true" loext:opacity="0%" style:text-underline-style="none" style:font-size-complex="11pt"/>
    </style:style>
    <style:style style:name="P67" style:family="paragraph" style:parent-style-name="Standard">
      <style:text-properties fo:text-transform="uppercase" style:use-window-font-color="true" loext:opacity="0%" style:text-underline-style="none" style:font-size-complex="11pt"/>
    </style:style>
    <style:style style:name="P68"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69"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70" style:family="paragraph" style:parent-style-name="Standard">
      <style:paragraph-properties fo:margin-left="0cm" fo:margin-right="-0.076cm" fo:text-indent="0cm" style:auto-text-indent="false"/>
      <style:text-properties fo:text-transform="uppercase" style:use-window-font-color="true" loext:opacity="0%" fo:font-size="12pt" fo:language="en" fo:country="AU" fo:font-weight="bold" style:letter-kerning="true" style:font-size-asian="12pt" style:font-weight-asian="bold" style:font-weight-complex="bold"/>
    </style:style>
    <style:style style:name="P71" style:family="paragraph" style:parent-style-name="Standard">
      <style:text-properties fo:text-transform="uppercase" style:use-window-font-color="true" loext:opacity="0%" fo:font-size="12pt" fo:language="en" fo:country="AU" fo:font-weight="bold" style:letter-kerning="true" style:font-size-asian="12pt" style:font-weight-asian="bold" style:font-weight-complex="bold"/>
    </style:style>
    <style:style style:name="P72"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73"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74"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75" style:family="paragraph" style:parent-style-name="Standard">
      <style:paragraph-properties fo:margin-top="0.212cm" fo:margin-bottom="0.212cm" style:contextual-spacing="false" fo:orphans="0" fo:widows="0"/>
      <style:text-properties fo:language="en" fo:country="US"/>
    </style:style>
    <style:style style:name="P76"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77"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style:font-weight-asian="bold"/>
    </style:style>
    <style:style style:name="P78" style:family="paragraph" style:parent-style-name="Standard">
      <style:paragraph-properties fo:margin-top="0.071cm" fo:margin-bottom="0.423cm" style:contextual-spacing="false" fo:line-height="110%" fo:text-align="center" style:justify-single-word="false"/>
    </style:style>
    <style:style style:name="P79" style:family="paragraph" style:parent-style-name="Text">
      <style:paragraph-properties>
        <style:tab-stops>
          <style:tab-stop style:position="6.331cm"/>
        </style:tab-stops>
      </style:paragraph-properties>
    </style:style>
    <style:style style:name="P80" style:family="paragraph" style:parent-style-name="Text">
      <style:paragraph-properties fo:margin-left="2.54cm" fo:margin-right="0cm" fo:text-indent="0.286cm" style:auto-text-indent="false"/>
    </style:style>
    <style:style style:name="P81" style:family="paragraph" style:parent-style-name="table_20_of_20_figures">
      <style:paragraph-properties>
        <style:tab-stops>
          <style:tab-stop style:position="15.909cm" style:type="right" style:leader-style="dotted" style:leader-text="."/>
        </style:tab-stops>
      </style:paragraph-properties>
    </style:style>
    <style:style style:name="P82" style:family="paragraph" style:parent-style-name="table_20_of_20_figures">
      <style:paragraph-properties>
        <style:tab-stops>
          <style:tab-stop style:position="15.909cm" style:type="right" style:leader-style="dotted" style:leader-text="."/>
        </style:tab-stops>
      </style:paragraph-properties>
      <style:text-properties officeooo:paragraph-rsid="0001153e"/>
    </style:style>
    <style:style style:name="P83" style:family="paragraph" style:parent-style-name="table_20_of_20_figures">
      <style:paragraph-properties>
        <style:tab-stops>
          <style:tab-stop style:position="15.909cm" style:type="right" style:leader-style="dotted" style:leader-text="."/>
        </style:tab-stops>
      </style:paragraph-properties>
      <style:text-properties officeooo:paragraph-rsid="00012876"/>
    </style:style>
    <style:style style:name="P84"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85"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86"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87"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88"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89"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ffff00" style:font-name-asian="Arial1" style:font-size-asian="10pt" style:font-style-asian="normal" style:font-weight-asian="normal" style:font-name-complex="Arial1" style:font-size-complex="10pt"/>
    </style:style>
    <style:style style:name="P90"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91"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92" style:family="paragraph" style:parent-style-name="Cover_20_Page_20_-_20_Title" style:master-page-name="Standard">
      <style:paragraph-properties fo:margin-top="0.212cm" fo:margin-bottom="0.212cm" style:contextual-spacing="true" style:page-number="1"/>
      <style:text-properties style:use-window-font-color="true" loext:opacity="0%"/>
    </style:style>
    <style:style style:name="P93"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94"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95" style:family="paragraph" style:parent-style-name="Cover_20_Page_20_-_20_Blank_20_-_20_Document_20_Title_20_1_20_-_20_Note" style:master-page-name="Converted1">
      <style:paragraph-properties style:page-number="1"/>
      <style:text-properties style:use-window-font-color="true" loext:opacity="0%"/>
    </style:style>
    <style:style style:name="P96"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97"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98" style:family="paragraph" style:parent-style-name="Heading_20_1">
      <style:paragraph-properties fo:margin-left="0.318cm" fo:margin-right="0cm" fo:text-indent="-0.635cm" style:auto-text-indent="false" fo:break-before="page"/>
    </style:style>
    <style:style style:name="P99" style:family="paragraph" style:parent-style-name="Heading_20_1">
      <style:paragraph-properties fo:margin-left="0.476cm" fo:margin-right="0cm" fo:text-indent="-0.635cm" style:auto-text-indent="false"/>
    </style:style>
    <style:style style:name="P100" style:family="paragraph" style:parent-style-name="Heading_20_1">
      <style:paragraph-properties fo:margin-left="0.635cm" fo:margin-right="0cm" fo:line-height="150%" fo:text-indent="-0.635cm" style:auto-text-indent="false" fo:break-before="page"/>
      <style:text-properties officeooo:paragraph-rsid="00094230"/>
    </style:style>
    <style:style style:name="P101"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02"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style>
    <style:style style:name="P103"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04"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style>
    <style:style style:name="P105"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style:font-size-asian="14pt"/>
    </style:style>
    <style:style style:name="P106"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07" style:family="paragraph" style:parent-style-name="Heading_20_2" style:list-style-name="WWNum14">
      <style:text-properties style:use-window-font-color="true" loext:opacity="0%"/>
    </style:style>
    <style:style style:name="P108" style:family="paragraph" style:parent-style-name="Heading_20_2">
      <style:text-properties style:use-window-font-color="true" loext:opacity="0%"/>
    </style:style>
    <style:style style:name="P109" style:family="paragraph" style:parent-style-name="Heading_20_2" style:list-style-name="">
      <style:paragraph-properties fo:margin-left="2.826cm" fo:margin-right="0cm" fo:text-indent="0cm" style:auto-text-indent="false"/>
    </style:style>
    <style:style style:name="P110" style:family="paragraph" style:parent-style-name="List_20_Paragraph" style:list-style-name="WWNum15">
      <style:paragraph-properties fo:margin-left="0cm" fo:margin-right="0cm" fo:margin-top="0.071cm" fo:margin-bottom="0.071cm" style:contextual-spacing="true" fo:text-align="start" style:justify-single-word="false" fo:orphans="0" fo:widows="0" fo:text-indent="0cm" style:auto-text-indent="false"/>
      <style:text-properties style:use-window-font-color="true" loext:opacity="0%" fo:font-size="10pt" officeooo:rsid="0004fd2f" officeooo:paragraph-rsid="0004fd2f" style:font-size-asian="10pt" style:font-size-complex="10pt"/>
    </style:style>
    <style:style style:name="P111"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12" style:family="paragraph" style:parent-style-name="Restart_20_Text_20_Numbering" style:list-style-name="WWNum20"/>
    <style:style style:name="P113" style:family="paragraph" style:parent-style-name="Restart_20_Text_20_Numbering" style:list-style-name="WWNum6"/>
    <style:style style:name="P114" style:family="paragraph" style:parent-style-name="Restart_20_Text_20_Numbering" style:list-style-name="">
      <style:paragraph-properties fo:margin-left="1.27cm" fo:margin-right="0cm" fo:text-indent="0cm" style:auto-text-indent="false"/>
    </style:style>
    <style:style style:name="P115"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16"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117"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18"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19" style:family="paragraph">
      <loext:graphic-properties draw:fill="none"/>
      <style:paragraph-properties fo:text-align="start"/>
      <style:text-properties fo:font-size="18pt"/>
    </style:style>
    <style:style style:name="T1" style:family="text">
      <style:text-properties officeooo:rsid="001b6dd4"/>
    </style:style>
    <style:style style:name="T2" style:family="text">
      <style:text-properties style:use-window-font-color="true" loext:opacity="0%"/>
    </style:style>
    <style:style style:name="T3" style:family="text">
      <style:text-properties style:use-window-font-color="true" loext:opacity="0%" style:font-name-complex="Arial1" style:font-size-complex="9pt"/>
    </style:style>
    <style:style style:name="T4" style:family="text">
      <style:text-properties style:use-window-font-color="true" loext:opacity="0%" officeooo:rsid="001cc903" style:font-name-complex="Arial1" style:font-size-complex="9pt"/>
    </style:style>
    <style:style style:name="T5" style:family="text">
      <style:text-properties style:use-window-font-color="true" loext:opacity="0%" fo:font-size="10pt" style:font-size-asian="10pt" style:font-size-complex="10pt"/>
    </style:style>
    <style:style style:name="T6" style:family="text">
      <style:text-properties style:use-window-font-color="true" loext:opacity="0%" fo:font-size="10pt" style:font-name-asian="Calibri1" style:font-size-asian="10pt" style:font-size-complex="10pt"/>
    </style:style>
    <style:style style:name="T7" style:family="text">
      <style:text-properties style:use-window-font-color="true" loext:opacity="0%" fo:font-size="10pt" style:font-name-asian="Calibri1" style:font-size-asian="10pt" style:font-size-complex="10pt" style:font-weight-complex="bold"/>
    </style:style>
    <style:style style:name="T8" style:family="text">
      <style:text-properties style:use-window-font-color="true" loext:opacity="0%" fo:font-size="10pt" fo:language="pt" fo:country="BR" style:font-size-asian="10pt" style:font-size-complex="10pt"/>
    </style:style>
    <style:style style:name="T9" style:family="text">
      <style:text-properties style:use-window-font-color="true" loext:opacity="0%" fo:font-size="10pt" fo:language="pt" fo:country="BR" style:font-name-asian="Calibri1" style:font-size-asian="10pt" style:font-size-complex="10pt"/>
    </style:style>
    <style:style style:name="T10" style:family="text">
      <style:text-properties style:use-window-font-color="true" loext:opacity="0%" fo:font-size="10pt" fo:language="pt" fo:country="BR" officeooo:rsid="00105a2c" style:font-name-asian="Calibri1" style:font-size-asian="10pt" style:font-size-complex="10pt"/>
    </style:style>
    <style:style style:name="T11" style:family="text">
      <style:text-properties style:use-window-font-color="true" loext:opacity="0%" fo:font-size="10pt" fo:font-weight="bold" style:font-name-asian="Calibri1" style:font-size-asian="10pt" style:font-weight-asian="bold" style:font-size-complex="10pt" style:font-weight-complex="bold"/>
    </style:style>
    <style:style style:name="T12" style:family="text">
      <style:text-properties style:use-window-font-color="true" loext:opacity="0%" fo:font-size="10pt" fo:font-weight="normal" style:font-name-asian="Calibri1" style:font-size-asian="10pt" style:font-weight-asian="normal" style:font-size-complex="10pt" style:font-weight-complex="normal"/>
    </style:style>
    <style:style style:name="T13"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14" style:family="text">
      <style:text-properties style:use-window-font-color="true" loext:opacity="0%" fo:font-weight="bold" style:font-weight-asian="bold" style:font-weight-complex="bold"/>
    </style:style>
    <style:style style:name="T15" style:family="text">
      <style:text-properties style:use-window-font-color="true" loext:opacity="0%" fo:font-weight="bold" officeooo:rsid="00012876" style:font-weight-asian="bold" style:font-weight-complex="bold"/>
    </style:style>
    <style:style style:name="T16" style:family="text">
      <style:text-properties style:use-window-font-color="true" loext:opacity="0%" fo:font-weight="bold" style:font-weight-asian="bold" style:font-size-complex="11pt" style:font-weight-complex="bold"/>
    </style:style>
    <style:style style:name="T17" style:family="text">
      <style:text-properties style:use-window-font-color="true" loext:opacity="0%" style:font-name="Calibri" style:language-asian="en" style:country-asian="IN" style:font-size-complex="11pt"/>
    </style:style>
    <style:style style:name="T18" style:family="text">
      <style:text-properties style:use-window-font-color="true" loext:opacity="0%" style:font-name="Calibri" style:language-asian="en" style:country-asian="IN" style:font-size-complex="11pt" text:display="true"/>
    </style:style>
    <style:style style:name="T19" style:family="text">
      <style:text-properties style:use-window-font-color="true" loext:opacity="0%" style:font-name="Calibri" officeooo:rsid="0001153e" style:language-asian="en" style:country-asian="IN" style:font-size-complex="11pt" text:display="true"/>
    </style:style>
    <style:style style:name="T20"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1" style:family="text">
      <style:text-properties style:use-window-font-color="true" loext:opacity="0%" fo:font-weight="normal" style:font-weight-asian="normal" style:font-weight-complex="normal"/>
    </style:style>
    <style:style style:name="T22" style:family="text">
      <style:text-properties style:use-window-font-color="true" loext:opacity="0%" fo:font-weight="normal" officeooo:rsid="00012876" style:font-weight-asian="normal" style:font-weight-complex="normal"/>
    </style:style>
    <style:style style:name="T23"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24"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25" style:family="text">
      <style:text-properties officeooo:rsid="001d95ad"/>
    </style:style>
    <style:style style:name="T26" style:family="text">
      <style:text-properties fo:font-size="12pt" style:font-size-asian="12pt" style:font-size-complex="12pt"/>
    </style:style>
    <style:style style:name="T27" style:family="text">
      <style:text-properties style:font-size-complex="10pt"/>
    </style:style>
    <style:style style:name="T28" style:family="text">
      <style:text-properties fo:color="#000000" loext:opacity="100%" fo:font-size="10pt" style:font-size-asian="10pt" style:font-size-complex="10pt"/>
    </style:style>
    <style:style style:name="T29" style:family="text">
      <style:text-properties text:display="true"/>
    </style:style>
    <style:style style:name="T30" style:family="text">
      <style:text-properties fo:text-transform="uppercase" style:use-window-font-color="true" loext:opacity="0%" style:text-underline-style="none" style:font-size-complex="11pt"/>
    </style:style>
    <style:style style:name="T31" style:family="text">
      <style:text-properties fo:text-transform="uppercase" style:use-window-font-color="true" loext:opacity="0%" fo:font-size="6pt" style:text-underline-style="none" style:font-size-asian="6pt" style:font-size-complex="11pt"/>
    </style:style>
    <style:style style:name="T32" style:family="text">
      <style:text-properties fo:language="fr" fo:country="FR"/>
    </style:style>
    <style:style style:name="T33" style:family="text">
      <style:text-properties fo:language="fr" fo:country="FR" text:display="true"/>
    </style:style>
    <style:style style:name="T34" style:family="text">
      <style:text-properties fo:language="fr" fo:country="FR" officeooo:rsid="00012876"/>
    </style:style>
    <style:style style:name="T35" style:family="text">
      <style:text-properties fo:color="#6a3e3e" loext:opacity="100%" style:font-name="Consolas" fo:font-size="10pt" fo:background-color="#d4d4d4" loext:char-shading-value="0" style:font-size-asian="10pt" style:font-size-complex="10pt"/>
    </style:style>
    <style:style style:name="T36" style:family="text">
      <style:text-properties fo:font-size="10pt" style:font-size-asian="10pt" style:font-size-complex="10pt"/>
    </style:style>
    <style:style style:name="T37" style:family="text">
      <style:text-properties fo:font-size="10pt" style:font-size-asian="10pt" style:font-size-complex="10pt" style:font-weight-complex="bold"/>
    </style:style>
    <style:style style:name="T38" style:family="text">
      <style:text-properties fo:font-size="10pt" officeooo:rsid="0004fd2f" style:font-size-asian="10pt" style:font-size-complex="10pt"/>
    </style:style>
    <style:style style:name="T39" style:family="text">
      <style:text-properties fo:font-size="14pt" style:font-size-asian="14pt"/>
    </style:style>
    <style:style style:name="T40" style:family="text">
      <style:text-properties officeooo:rsid="0001153e"/>
    </style:style>
    <style:style style:name="T41"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46"><text:s text:c="317"/></text:p>
      <text:p text:style-name="P86">EMC Test Report </text:p>
      <text:p text:style-name="P86">for </text:p>
      <text:p text:style-name="P87">{d.eutName}</text:p>
      <text:p text:style-name="P9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bookmark-start text:name="_Toc458086719"/>This page is intentionally left blank<text:bookmark-end text:name="_Toc458086719"/></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
      <text:p text:style-name="P72"><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18">0</text:p>
                  </text:list-item>
                </text:list>
              </text:list-item>
            </text:list>
          </table:table-cell>
          <table:table-cell table:style-name="Table1.A2" office:value-type="string">
            <text:p text:style-name="P7">01/03/2021</text:p>
          </table:table-cell>
          <table:table-cell table:style-name="Table1.A2" office:value-type="string">
            <text:p text:style-name="P84">Laboratory name and logo, Tata power sed is replaced with Tata advanced systems limited</text:p>
          </table:table-cell>
          <table:table-cell table:style-name="Table1.A2" office:value-type="string">
            <text:p text:style-name="P85">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85">05/04/2021</text:p>
          </table:table-cell>
          <table:table-cell table:style-name="Table1.A2" office:value-type="string">
            <text:p text:style-name="P84">Reference no updated for use of NABL Accredited CAB combined ILAC MRA Mark, included Test Report prepared by &amp; EMC 32 software version is updated to 10.6</text:p>
          </table:table-cell>
          <table:table-cell table:style-name="Table1.A2" office:value-type="string">
            <text:p text:style-name="P84">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27">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72"/>
      <text:p text:style-name="P47">EMC CENTRE ACCREDIATION DETAILS</text:p>
      <text:p text:style-name="P51">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48">Accreditation Bodies</text:p>
          </table:table-cell>
          <table:table-cell table:style-name="Table4.A1" office:value-type="string">
            <text:p text:style-name="P48">Certificate Number</text:p>
          </table:table-cell>
        </table:table-row>
        <table:table-row table:style-name="Table4.1">
          <table:table-cell table:style-name="Table4.A1" office:value-type="string">
            <text:p text:style-name="P73">National Accreditation Board for Testing and Calibration Laboratories (NABL), as per <text:s text:c="15"/>ISO/IEC 17025 :2017</text:p>
            <text:p text:style-name="P73"/>
            <text:p text:style-name="P73">Agreement for use of NABL Accredited CAB combined ILAC MRA Mark</text:p>
          </table:table-cell>
          <table:table-cell table:style-name="Table4.B2" office:value-type="string">
            <text:p text:style-name="P74"/>
            <text:p text:style-name="P74"><text:s text:c="19"/>TC-5228</text:p>
            <text:p text:style-name="P74"/>
            <text:p text:style-name="P74"/>
            <text:p text:style-name="P75"><text:s text:c="8"/>Ref No: NABL/ILAC/0876</text:p>
          </table:table-cell>
        </table:table-row>
        <table:table-row table:style-name="Table4.1">
          <table:table-cell table:style-name="Table4.A1" office:value-type="string">
            <text:p text:style-name="P28">Telecommunication Engineering Centre (TEC)</text:p>
            <text:p text:style-name="P28">Department of Telecommunications</text:p>
            <text:p text:style-name="P28">Government of India</text:p>
          </table:table-cell>
          <table:table-cell table:style-name="Table4.A1" office:value-type="string">
            <text:p text:style-name="P30">TEC/MRA/CAB/IND-D/15</text:p>
            <text:p text:style-name="P28">CAB Identification: IND015</text:p>
          </table:table-cell>
        </table:table-row>
      </table:table>
      <text:p text:style-name="P91">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29">1.</text:span><text:span text:style-name="T17"><text:tab/></text:span>General Information<text:span text:style-name="T29"><text:tab/>6</text:span></text:a></text:p>
          <text:p text:style-name="Contents_20_1"><text:a xlink:type="simple" xlink:href="#_Toc115631552" text:style-name="Index_20_Link" text:visited-style-name="Index_20_Link"><text:span text:style-name="T29">2.</text:span><text:span text:style-name="T17"><text:tab/></text:span>Test Summary<text:span text:style-name="T29"><text:tab/>7</text:span></text:a></text:p>
          <text:p text:style-name="Contents_20_1"><text:a xlink:type="simple" xlink:href="#_Toc115631553" text:style-name="Index_20_Link" text:visited-style-name="Index_20_Link"><text:span text:style-name="T29">3.</text:span><text:span text:style-name="T17"><text:tab/></text:span>Equipment under Test Description<text:span text:style-name="T29"><text:tab/>9</text:span></text:a></text:p>
          <text:p text:style-name="Contents_20_1"><text:a xlink:type="simple" xlink:href="#_Toc115631554" text:style-name="Index_20_Link" text:visited-style-name="Index_20_Link"><text:span text:style-name="T29">4.</text:span><text:span text:style-name="T17"><text:tab/></text:span>Performance Monitoring Parameters<text:span text:style-name="T29"><text:tab/>12</text:span></text:a></text:p>
          <text:p text:style-name="Contents_20_1"><text:a xlink:type="simple" xlink:href="#_Toc115631555" text:style-name="Index_20_Link" text:visited-style-name="Index_20_Link"><text:span text:style-name="T29">Annexure </text:span>{d.testReportHeaderList[i].slNo}: <text:span text:style-name="T29">{d.testReportHeaderList[i].</text:span></text:a>repHeader<text:span text:style-name="T40">}</text:span><text:a xlink:type="simple" xlink:href="#_Toc115631555" text:style-name="Index_20_Link" text:visited-style-name="Index_20_Link"><text:span text:style-name="T29"><text:tab/>13</text:span></text:a></text:p>
          <text:p text:style-name="Contents_20_1"><text:a xlink:type="simple" xlink:href="#_Toc115631555" text:style-name="Index_20_Link" text:visited-style-name="Index_20_Link"><text:span text:style-name="T18">Annexure {d.testReportHeaderList[i+1].slNo}: {d.testReportHeaderList[i</text:span></text:a><text:span text:style-name="T18">+1].repHeader</text:span><text:span text:style-name="T19">}</text:span><text:a xlink:type="simple" xlink:href="#_Toc115631555" text:style-name="Index_20_Link" text:visited-style-name="Index_20_Link"><text:span text:style-name="T18"><text:tab/>13</text:span></text:a></text:p>
        </text:index-body>
      </text:table-of-conten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LIST OF FIGURES<text:tab/></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1"><text:a xlink:type="simple" xlink:href="#_Toc115631573" text:style-name="Index_20_Link" text:visited-style-name="Index_20_Link">Figure {d.figureList[i].slNo} : <text:s/></text:a>{d.figureList[i].title}<text:a xlink:type="simple" xlink:href="#_Toc115631573" text:style-name="Index_20_Link" text:visited-style-name="Index_20_Link"><text:span text:style-name="T29"><text:tab/>9</text:span></text:a></text:p>
          <text:p text:style-name="P81"><text:a xlink:type="simple" xlink:href="#_Toc115631573" text:style-name="Index_20_Link" text:visited-style-name="Index_20_Link">Figure {d.figureList[i+1].slNo} : <text:s/></text:a>{d.figureList[i+1].title}<text:a xlink:type="simple" xlink:href="#_Toc115631573" text:style-name="Index_20_Link" text:visited-style-name="Index_20_Link"><text:span text:style-name="T29"><text:tab/>9</text:span></text:a></text:p>
        </text:index-body>
      </text:illustration-index>
      <text:p text:style-name="P67"/>
      <text:p text:style-name="P67"><text:span text:style-name="Internet_20_link"><text:span text:style-name="T30"/></text:span></text:p>
      <text:p text:style-name="P67"><text:span text:style-name="Internet_20_link"><text:span text:style-name="T30"/></text:span></text:p>
      <text:p text:style-name="P67"><text:span text:style-name="Internet_20_link"><text:span text:style-name="T30"/></text:span></text:p>
      <text:p text:style-name="P67"><text:span text:style-name="Internet_20_link"><text:span text:style-name="T30"/></text:span></text:p>
      <text:p text:style-name="P67"><text:span text:style-name="Internet_20_link"><text:span text:style-name="T30"/></text:span></text:p>
      <text:p text:style-name="P67"><text:span text:style-name="Internet_20_link"><text:span text:style-name="T30"/></text:span></text:p>
      <text:p text:style-name="P71"><text:soft-page-break/>LIST OF GRAPHS</text:p>
      <text:illustration-index text:style-name="Sect1" text:protected="true" text:name="Table of Figures2">
        <text:illustration-index-source text:caption-sequence-name="Graph"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3"><text:a xlink:type="simple" xlink:href="#_Toc115631662" text:style-name="Index_20_Link" text:visited-style-name="Index_20_Link"><text:span text:style-name="T32">Graph </text:span></text:a><text:a xlink:type="simple" xlink:href="#_Toc115631573" text:style-name="Index_20_Link" text:visited-style-name="Index_20_Link"><text:span text:style-name="T32">{d.graphList[i].slNo}</text:span></text:a><text:span text:style-name="T32"> : </text:span><text:a xlink:type="simple" xlink:href="#_Toc115631573" text:style-name="Index_20_Link" text:visited-style-name="Index_20_Link"><text:span text:style-name="T32"><text:s/></text:span></text:a><text:span text:style-name="T32">{d.graphList[i].title}</text:span><text:a xlink:type="simple" xlink:href="#_Toc115631662" text:style-name="Index_20_Link" text:visited-style-name="Index_20_Link"><text:span text:style-name="T33"><text:tab/>14</text:span></text:a></text:p>
          <text:p text:style-name="P82"><text:a xlink:type="simple" xlink:href="#_Toc115631662" text:style-name="Index_20_Link" text:visited-style-name="Index_20_Link"><text:span text:style-name="T32">Graph </text:span></text:a><text:a xlink:type="simple" xlink:href="#_Toc115631573" text:style-name="Index_20_Link" text:visited-style-name="Index_20_Link"><text:span text:style-name="T32">{d.graphList[i</text:span><text:span text:style-name="T34">+1</text:span><text:span text:style-name="T32">].slNo}</text:span></text:a><text:span text:style-name="T32"> : </text:span><text:a xlink:type="simple" xlink:href="#_Toc115631573" text:style-name="Index_20_Link" text:visited-style-name="Index_20_Link"><text:span text:style-name="T32"><text:s/></text:span></text:a><text:span text:style-name="T32">{d.graphList[i</text:span><text:span text:style-name="T34">+1</text:span><text:span text:style-name="T32">].title}</text:span><text:a xlink:type="simple" xlink:href="#_Toc115631662" text:style-name="Index_20_Link" text:visited-style-name="Index_20_Link"><text:span text:style-name="T29"><text:tab/>14</text:span></text:a></text:p>
        </text:index-body>
      </text:illustration-index>
      <text:p text:style-name="P66"/>
      <text:p text:style-name="P66"/>
      <text:p text:style-name="P69"><text:span text:style-name="Internet_20_link"><text:span text:style-name="T31"/></text:span></text:p>
      <text:h text:style-name="P98"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8">Name of the Applicant</text:p>
          </table:table-cell>
          <table:table-cell table:style-name="Table5.A1" table:number-columns-spanned="2" office:value-type="string">
            <text:p text:style-name="P88">{d.companyName}</text:p>
          </table:table-cell>
          <table:covered-table-cell/>
        </table:table-row>
        <table:table-row table:style-name="Table5.1">
          <table:table-cell table:style-name="Table5.A1" office:value-type="string">
            <text:p text:style-name="P37">Contact Name</text:p>
          </table:table-cell>
          <table:table-cell table:style-name="Table5.A1" table:number-columns-spanned="2" office:value-type="string">
            <text:p text:style-name="P88">{d.firstName} {d.lastName}</text:p>
          </table:table-cell>
          <table:covered-table-cell/>
        </table:table-row>
        <table:table-row table:style-name="Table5.1">
          <table:table-cell table:style-name="Table5.A1" office:value-type="string">
            <text:p text:style-name="P37">Contact No</text:p>
          </table:table-cell>
          <table:table-cell table:style-name="Table5.A1" table:number-columns-spanned="2" office:value-type="string">
            <text:p text:style-name="P88">{d.contactNo}</text:p>
          </table:table-cell>
          <table:covered-table-cell/>
        </table:table-row>
        <table:table-row table:style-name="Table5.1">
          <table:table-cell table:style-name="Table5.A1" office:value-type="string">
            <text:p text:style-name="P37">Email id</text:p>
          </table:table-cell>
          <table:table-cell table:style-name="Table5.A1" table:number-columns-spanned="2" office:value-type="string">
            <text:p text:style-name="P14"><text:a xlink:type="simple" xlink:href="mailto:anikhil@tuv-nord.com" text:style-name="Standard" text:visited-style-name="Standard"><text:span text:style-name="T24">{</text:span></text:a><text:span text:style-name="T24">d.emailId}</text:span></text:p>
          </table:table-cell>
          <table:covered-table-cell/>
        </table:table-row>
        <table:table-row table:style-name="Table5.5">
          <table:table-cell table:style-name="Table5.A1" office:value-type="string">
            <text:p text:style-name="P37">EUT Manufacturer</text:p>
            <text:p text:style-name="P37">Name and Address</text:p>
          </table:table-cell>
          <table:table-cell table:style-name="Table5.A1" table:number-columns-spanned="2" office:value-type="string">
            <text:p text:style-name="P62">{d.manufacturer}</text:p>
            <text:p text:style-name="P62"/>
          </table:table-cell>
          <table:covered-table-cell/>
        </table:table-row>
        <table:table-row table:style-name="Table5.6">
          <table:table-cell table:style-name="Table5.A1" office:value-type="string">
            <text:p text:style-name="P37">EUT Name</text:p>
          </table:table-cell>
          <table:table-cell table:style-name="Table5.A1" table:number-columns-spanned="2" office:value-type="string">
            <text:p text:style-name="P62">{d.eutName}</text:p>
            <text:p text:style-name="P63"/>
          </table:table-cell>
          <table:covered-table-cell/>
        </table:table-row>
        <table:table-row table:style-name="Table5.7">
          <table:table-cell table:style-name="Table5.A1" office:value-type="string">
            <text:p text:style-name="P37">Part No</text:p>
          </table:table-cell>
          <table:table-cell table:style-name="Table5.A1" table:number-columns-spanned="2" office:value-type="string">
            <text:p text:style-name="P62">{d.modelNo}</text:p>
          </table:table-cell>
          <table:covered-table-cell/>
        </table:table-row>
        <table:table-row table:style-name="Table5.8">
          <table:table-cell table:style-name="Table5.A1" office:value-type="string">
            <text:p text:style-name="P37">Serial No</text:p>
          </table:table-cell>
          <table:table-cell table:style-name="Table5.A1" table:number-columns-spanned="2" office:value-type="string">
            <text:p text:style-name="P62">A19/060</text:p>
          </table:table-cell>
          <table:covered-table-cell/>
        </table:table-row>
        <table:table-row table:style-name="Table5.9">
          <table:table-cell table:style-name="Table5.A1" office:value-type="string">
            <text:p text:style-name="P37">Supply Voltage &amp; Current</text:p>
          </table:table-cell>
          <table:table-cell table:style-name="Table5.A1" table:number-columns-spanned="2" office:value-type="string">
            <text:p text:style-name="P88">380V, 3-Phase, 50Hz AC Supply &amp; 9.6 Amps</text:p>
          </table:table-cell>
          <table:covered-table-cell/>
        </table:table-row>
        <table:table-row table:style-name="Table5.10">
          <table:table-cell table:style-name="Table5.A1" office:value-type="string">
            <text:p text:style-name="P43">Test Location</text:p>
          </table:table-cell>
          <table:table-cell table:style-name="Table5.A1" table:number-columns-spanned="2" office:value-type="string">
            <text:p text:style-name="P62">M/s.TASL, 42 - 43 Electronics City Hosur Road, Bengaluru - 560100.</text:p>
          </table:table-cell>
          <table:covered-table-cell/>
        </table:table-row>
        <table:table-row table:style-name="Table5.10">
          <table:table-cell table:style-name="Table5.A1" office:value-type="string">
            <text:p text:style-name="P43">Tests Conducted</text:p>
          </table:table-cell>
          <table:table-cell table:style-name="Table5.A1" table:number-columns-spanned="2" office:value-type="string">
            <text:p text:style-name="P15"><text:span text:style-name="T28">{d.</text:span><text:span text:style-name="T35">allTestName</text:span><text:span text:style-name="T28">}</text:span></text:p>
          </table:table-cell>
          <table:covered-table-cell/>
        </table:table-row>
        <table:table-row table:style-name="Table5.12">
          <table:table-cell table:style-name="Table5.A1" office:value-type="string">
            <text:p text:style-name="P43">Test Standard</text:p>
          </table:table-cell>
          <table:table-cell table:style-name="Table5.A1" table:number-columns-spanned="2" office:value-type="string">
            <text:p text:style-name="P88">MIL-STD-461E</text:p>
          </table:table-cell>
          <table:covered-table-cell/>
        </table:table-row>
        <table:table-row table:style-name="Table5.10">
          <table:table-cell table:style-name="Table5.A1" office:value-type="string">
            <text:p text:style-name="P37">Status of EUT on receipt</text:p>
          </table:table-cell>
          <table:table-cell table:style-name="Table5.A1" table:number-columns-spanned="2" office:value-type="string">
            <text:p text:style-name="P88">EUT was received in Good Condition</text:p>
          </table:table-cell>
          <table:covered-table-cell/>
        </table:table-row>
        <table:table-row table:style-name="Table5.10">
          <table:table-cell table:style-name="Table5.A1" office:value-type="string">
            <text:p text:style-name="P37">EUT Received on</text:p>
          </table:table-cell>
          <table:table-cell table:style-name="Table5.A1" table:number-columns-spanned="2" office:value-type="string">
            <text:p text:style-name="P88">27/04/2022</text:p>
          </table:table-cell>
          <table:covered-table-cell/>
        </table:table-row>
        <table:table-row table:style-name="Table5.12">
          <table:table-cell table:style-name="Table5.A1" office:value-type="string">
            <text:p text:style-name="P37">Dates of Test</text:p>
          </table:table-cell>
          <table:table-cell table:style-name="Table5.A1" table:number-columns-spanned="2" office:value-type="string">
            <text:p text:style-name="P88">29/04/2022-30/04/2022</text:p>
          </table:table-cell>
          <table:covered-table-cell/>
        </table:table-row>
        <table:table-row table:style-name="Table5.16">
          <table:table-cell table:style-name="Table5.A1" office:value-type="string">
            <text:p text:style-name="P37">Test Report Issued on</text:p>
          </table:table-cell>
          <table:table-cell table:style-name="Table5.A1" table:number-columns-spanned="2" office:value-type="string">
            <text:p text:style-name="P89">14/02/2022</text:p>
          </table:table-cell>
          <table:covered-table-cell/>
        </table:table-row>
        <table:table-row table:style-name="Table5.17">
          <table:table-cell table:style-name="Table5.A1" office:value-type="string">
            <text:p text:style-name="P37">Test witnessed by</text:p>
          </table:table-cell>
          <table:table-cell table:style-name="Table5.A1" table:number-columns-spanned="2" office:value-type="string">
            <text:p text:style-name="P88">Ms. Sakthivel S (M/s. TUV INDIA PRIVATE LIMITED)</text:p>
          </table:table-cell>
          <table:covered-table-cell/>
        </table:table-row>
        <table:table-row table:style-name="Table5.16">
          <table:table-cell table:style-name="Table5.A1" office:value-type="string">
            <text:p text:style-name="P37">Test Result</text:p>
          </table:table-cell>
          <table:table-cell table:style-name="Table5.A1" table:number-columns-spanned="2" office:value-type="string">
            <text:p text:style-name="P88">Pass</text:p>
          </table:table-cell>
          <table:covered-table-cell/>
        </table:table-row>
        <table:table-row table:style-name="Table5.16">
          <table:table-cell table:style-name="Table5.A1" office:value-type="string">
            <text:p text:style-name="P37">Statement of conformity</text:p>
          </table:table-cell>
          <table:table-cell table:style-name="Table5.A1" table:number-columns-spanned="2" office:value-type="string">
            <text:p text:style-name="P88">Declaration of conformity of the results are based as per the std limits</text:p>
          </table:table-cell>
          <table:covered-table-cell/>
        </table:table-row>
        <table:table-row table:style-name="Table5.16">
          <table:table-cell table:style-name="Table5.A1" office:value-type="string">
            <text:p text:style-name="P37">Test Report Prepared</text:p>
          </table:table-cell>
          <table:table-cell table:style-name="Table5.A1" table:number-columns-spanned="2" office:value-type="string">
            <text:p text:style-name="P88">Rajeshkumar N</text:p>
          </table:table-cell>
          <table:covered-table-cell/>
        </table:table-row>
        <table:table-row table:style-name="Table5.21">
          <table:table-cell table:style-name="Table5.A21" table:number-columns-spanned="3" office:value-type="string">
            <text:p text:style-name="P25">Test Engineer and Reviewer Details</text:p>
          </table:table-cell>
          <table:covered-table-cell/>
          <table:covered-table-cell/>
        </table:table-row>
        <table:table-row table:style-name="Table5.22">
          <table:table-cell table:style-name="Table5.A1" office:value-type="string">
            <text:p text:style-name="P39">Tested by</text:p>
            <text:p text:style-name="P37"/>
            <text:p text:style-name="P37"/>
            <text:p text:style-name="P39">V. Sumanth Kumar</text:p>
            <text:p text:style-name="P39">Test Engineer</text:p>
          </table:table-cell>
          <table:table-cell table:style-name="Table5.A1" office:value-type="string">
            <text:p text:style-name="P39">Reviewed by</text:p>
            <text:p text:style-name="P37"/>
            <text:p text:style-name="P37"/>
            <text:p text:style-name="P39">R Munusamy</text:p>
            <text:p text:style-name="P39">Lab in Charge</text:p>
          </table:table-cell>
          <table:table-cell table:style-name="Table5.A1" office:value-type="string">
            <text:p text:style-name="P39">Authorized by</text:p>
            <text:p text:style-name="P37"/>
            <text:p text:style-name="P37"/>
            <text:p text:style-name="P39">J Gopinathan</text:p>
            <text:p text:style-name="P39"><text:s/>Technical Manager</text:p>
          </table:table-cell>
        </table:table-row>
      </table:table>
      <text:p text:style-name="P52">Note: This report is digitally signed by the approving authority through a secured workflow</text:p>
      <text:h text:style-name="P99" text:outline-level="1"><text:bookmark-start text:name="_Toc459304338"/><text:bookmark-start text:name="_Toc458086722"/><text:bookmark-start text:name="_Toc115631552"/><text:soft-page-break/>Test Summary<text:bookmark-end text:name="_Toc459304338"/><text:bookmark-end text:name="_Toc458086722"/><text:bookmark-end text:name="_Toc115631552"/></text:h>
      <text:list text:style-name="WWNum13">
        <text:list-item>
          <text:h text:style-name="P106" text:outline-level="2">electronics testing</text:h>
        </text:list-item>
      </text:list>
      <text:list text:style-name="WWNum14">
        <text:list-item>
          <text:h text:style-name="P107" text:outline-level="2">emc testing</text:h>
        </text:list-item>
      </text:list>
      <text:list text:style-name="WWNum20">
        <text:list-item text:start-value="17">
          <text:p text:style-name="P112"/>
        </text:list-item>
      </text:list>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23">Emission Tests</text:p>
            </table:table-cell>
            <table:covered-table-cell/>
            <table:covered-table-cell/>
            <table:covered-table-cell/>
          </table:table-row>
          <table:table-row table:style-name="Table6.2">
            <table:table-cell table:style-name="Table6.A2" office:value-type="string">
              <text:p text:style-name="P23">Sl. No</text:p>
            </table:table-cell>
            <table:table-cell table:style-name="Table6.A2" office:value-type="string">
              <text:p text:style-name="P23">Name of the Tests</text:p>
            </table:table-cell>
            <table:table-cell table:style-name="Table6.A2" office:value-type="string">
              <text:p text:style-name="P23">Limits</text:p>
            </table:table-cell>
            <table:table-cell table:style-name="Table6.A2" office:value-type="string">
              <text:p text:style-name="P23">Results</text:p>
            </table:table-cell>
          </table:table-row>
        </table:table-header-rows>
        <table:table-row table:style-name="Table6.3">
          <table:table-cell table:style-name="Table6.A3" office:value-type="string">
            <text:list xml:id="list3737011227" text:style-name="WWNum15">
              <text:list-header>
                <text:p text:style-name="P110">{d.emissionTestTrackerList[i].slNo}</text:p>
              </text:list-header>
            </text:list>
          </table:table-cell>
          <table:table-cell table:style-name="Table6.B3" office:value-type="string">
            <text:p text:style-name="P27">{d.emissionTestTrackerList[i].testName}</text:p>
          </table:table-cell>
          <table:table-cell table:style-name="Table6.C3" office:value-type="string">
            <text:p text:style-name="P27">{d.emissionTestTrackerList[i].limit}</text:p>
          </table:table-cell>
          <table:table-cell table:style-name="Table6.D3" office:value-type="string">
            <text:p text:style-name="P26">Pass</text:p>
            <text:p text:style-name="P10"><text:span text:style-name="T5">Refer </text:span><text:a xlink:type="simple" xlink:href="#Annexure1" text:style-name="Internet_20_link" text:visited-style-name="Visited_20_Internet_20_Link"><text:span text:style-name="Internet_20_link"><text:span text:style-name="T36">Annex-</text:span></text:span></text:a><text:span text:style-name="Internet_20_link"><text:span text:style-name="T38">{d.emissionTestTrackerList[i].overallSlNo}</text:span></text:span></text:p>
          </table:table-cell>
        </table:table-row>
        <table:table-row table:style-name="Table6.3">
          <table:table-cell table:style-name="Table6.A4" office:value-type="string">
            <text:list xml:id="list2749530878298" text:continue-numbering="true" text:style-name="WWNum15">
              <text:list-header>
                <text:p text:style-name="P110">{d.emissionTestTrackerList[i+1].slNo}</text:p>
              </text:list-header>
            </text:list>
          </table:table-cell>
          <table:table-cell table:style-name="Table6.B4" office:value-type="string">
            <text:p text:style-name="P27">{d.emissionTestTrackerList[i+1].testName}</text:p>
          </table:table-cell>
          <table:table-cell table:style-name="Table6.C4" office:value-type="string">
            <text:p text:style-name="P27">{d.emissionTestTrackerList[i+1].limit}</text:p>
          </table:table-cell>
          <table:table-cell table:style-name="Table6.D4" office:value-type="string">
            <text:p text:style-name="P26">Pass</text:p>
            <text:p text:style-name="P10"><text:span text:style-name="T5">Refer </text:span><text:a xlink:type="simple" xlink:href="#Annexure1" text:style-name="Internet_20_link" text:visited-style-name="Visited_20_Internet_20_Link"><text:span text:style-name="Internet_20_link"><text:span text:style-name="T36">Annex-</text:span></text:span></text:a><text:span text:style-name="Internet_20_link"><text:span text:style-name="T38">{d.emissionTestTrackerList[i+1].overallSlNo}</text:span></text:span></text:p>
          </table:table-cell>
        </table:table-row>
      </table:table>
      <text:list xml:id="list1490636199" text:style-name="WWNum6">
        <text:list-item>
          <text:p text:style-name="P113"/>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24">Susceptibility Tests</text:p>
            </table:table-cell>
            <table:covered-table-cell/>
            <table:covered-table-cell/>
            <table:covered-table-cell/>
          </table:table-row>
          <table:table-row table:style-name="Table7.2">
            <table:table-cell table:style-name="Table7.A1" office:value-type="string">
              <text:p text:style-name="P24">Sl. No</text:p>
            </table:table-cell>
            <table:table-cell table:style-name="Table7.A1" office:value-type="string">
              <text:p text:style-name="P24">Name of the Test</text:p>
            </table:table-cell>
            <table:table-cell table:style-name="Table7.A1" office:value-type="string">
              <text:p text:style-name="P24">Limits</text:p>
            </table:table-cell>
            <table:table-cell table:style-name="Table7.A1" office:value-type="string">
              <text:p text:style-name="P24">Results</text:p>
            </table:table-cell>
          </table:table-row>
        </table:table-header-rows>
        <table:table-row table:style-name="Table7.3">
          <table:table-cell table:style-name="Table7.A3" office:value-type="string">
            <text:list xml:id="list2750025657889" text:continue-list="list2749530878298" text:style-name="WWNum15">
              <text:list-header>
                <text:p text:style-name="P110">{d.sucespTestTrackerList[i].slNo}</text:p>
              </text:list-header>
            </text:list>
          </table:table-cell>
          <table:table-cell table:style-name="Table7.A3" office:value-type="string">
            <text:p text:style-name="P27">{d.sucespTestTrackerList[i].testName}</text:p>
          </table:table-cell>
          <table:table-cell table:style-name="Table7.A3" office:value-type="string">
            <text:p text:style-name="P27">{d.sucespTestTrackerList[i].limit}</text:p>
          </table:table-cell>
          <table:table-cell table:style-name="Table7.A3" office:value-type="string">
            <text:p text:style-name="P26">Pass</text:p>
            <text:p text:style-name="P10"><text:span text:style-name="T5">Refer </text:span><text:a xlink:type="simple" xlink:href="#Annexure1" text:style-name="Internet_20_link" text:visited-style-name="Visited_20_Internet_20_Link"><text:span text:style-name="Internet_20_link"><text:span text:style-name="T36">Annex-</text:span></text:span></text:a><text:span text:style-name="Internet_20_link"><text:span text:style-name="T38">{d.sucespTestTrackerList[i].overallSlNo}</text:span></text:span></text:p>
          </table:table-cell>
        </table:table-row>
        <table:table-row table:style-name="Table7.3">
          <table:table-cell table:style-name="Table7.A3" office:value-type="string">
            <text:list xml:id="list2749131887995" text:continue-numbering="true" text:style-name="WWNum15">
              <text:list-header>
                <text:p text:style-name="P110">{d.sucespTestTrackerList[i+1].slNo}</text:p>
              </text:list-header>
            </text:list>
          </table:table-cell>
          <table:table-cell table:style-name="Table7.A3" office:value-type="string">
            <text:p text:style-name="P27">{d.sucespTestTrackerList[i+1].testName}</text:p>
          </table:table-cell>
          <table:table-cell table:style-name="Table7.A3" office:value-type="string">
            <text:p text:style-name="P27">{d.sucespTestTrackerList[i+1].limit}</text:p>
          </table:table-cell>
          <table:table-cell table:style-name="Table7.A3" office:value-type="string">
            <text:p text:style-name="P26">Pass</text:p>
            <text:p text:style-name="P10"><text:span text:style-name="T5">Refer </text:span><text:a xlink:type="simple" xlink:href="#Annexure1" text:style-name="Internet_20_link" text:visited-style-name="Visited_20_Internet_20_Link"><text:span text:style-name="Internet_20_link"><text:span text:style-name="T36">Annex-</text:span></text:span></text:a><text:span text:style-name="Internet_20_link"><text:span text:style-name="T38">{d.sucespTestTrackerList[i+1].overallSlNo}</text:span></text:span></text:p>
          </table:table-cell>
        </table:table-row>
      </table:table>
      <text:p text:style-name="P79"/>
      <text:h text:style-name="P108" text:outline-level="2"><text:soft-page-break/>Measurement uncertainty</text:h>
      <text:list xml:id="list2749879458056" text:continue-list="list1490636199" text:style-name="WWNum6">
        <text:list-item>
          <text:p text:style-name="P113"/>
        </text:list-item>
      </text:list>
      <text:p text:style-name="P54">The following measurement uncertainties are applicable to the relevant tests that are mentioned below: </text:p>
      <table:table table:name="Table8" table:style-name="Table8">
        <table:table-column table:style-name="Table8.A" table:number-columns-repeated="2"/>
        <table:table-row table:style-name="Table8.1">
          <table:table-cell table:style-name="Table8.A1" office:value-type="string">
            <text:p text:style-name="P49">Test</text:p>
          </table:table-cell>
          <table:table-cell table:style-name="Table8.A1" office:value-type="string">
            <text:p text:style-name="P49">Uncertainty (±)</text:p>
          </table:table-cell>
        </table:table-row>
        <table:table-row table:style-name="Table8.2">
          <table:table-cell table:style-name="Table8.A1" office:value-type="string">
            <text:p text:style-name="P29">{d.uncertainityList[i].testName}</text:p>
          </table:table-cell>
          <table:table-cell table:style-name="Table8.A1" office:value-type="string">
            <text:p text:style-name="P29">{d.uncertainityList[i].uncertain}</text:p>
          </table:table-cell>
        </table:table-row>
        <table:table-row table:style-name="Table8.2">
          <table:table-cell table:style-name="Table8.A1" office:value-type="string">
            <text:p text:style-name="P29">{d.uncertainityList[i+1].testName}</text:p>
          </table:table-cell>
          <table:table-cell table:style-name="Table8.A1" office:value-type="string">
            <text:p text:style-name="P29">{d.uncertainityList[i+1].uncertain}</text:p>
          </table:table-cell>
        </table:table-row>
      </table:table>
      <text:list xml:id="list2750599971868" text:continue-numbering="true" text:style-name="WWNum6">
        <text:list-item>
          <text:p text:style-name="P113"/>
        </text:list-item>
      </text:list>
      <text:h text:style-name="P109" text:outline-level="2"/>
      <text:h text:style-name="Heading_20_2" text:outline-level="2">Opinions&amp; interpretation</text:h>
      <text:list xml:id="list2749110797146" text:continue-numbering="true" text:style-name="WWNum6">
        <text:list-item>
          <text:p text:style-name="P113"/>
        </text:list-item>
      </text:list>
      <text:p text:style-name="P61">None</text:p>
      <text:list xml:id="list2749735262029" text:continue-numbering="true" text:style-name="WWNum6">
        <text:list-item>
          <text:p text:style-name="P113"/>
        </text:list-item>
      </text:list>
      <text:p text:style-name="P114"/>
      <text:h text:style-name="Heading_20_2" text:outline-level="2"><text:bookmark-start text:name="_Toc60241213"/>Deviation from <text:bookmark-end text:name="_Toc60241213"/><text:span text:style-name="T26">STANDARD</text:span></text:h>
      <text:list xml:id="list2750874587110" text:continue-numbering="true" text:style-name="WWNum6">
        <text:list-item>
          <text:p text:style-name="P113"/>
        </text:list-item>
        <text:list-item>
          <text:p text:style-name="P113"/>
        </text:list-item>
      </text:list>
      <text:p text:style-name="P80">None </text:p>
      <text:p text:style-name="P80"/>
      <text:h text:style-name="P100" text:outline-level="1"><text:bookmark-start text:name="_Toc115631553"/>Equipment under Test Description<text:bookmark-end text:name="_Toc115631553"/></text:h>
      <text:p text:style-name="P45"><text:span text:style-name="T41">{d.eutShortNote}</text:span></text:p>
      <text:p text:style-name="P96"><text:s text:c="3"/>{d.eutShortNoteBase64}</text:p>
      <text:p text:style-name="P93">{d.eutShortNoteBase64Title}</text:p>
      <text:p text:style-name="P116"/>
      <text:h text:style-name="P101" text:outline-level="1"><text:bookmark-start text:name="_Toc115631554"/><text:bookmark-start text:name="_Toc459304341"/>Performance Monitoring Parameters<text:bookmark-end text:name="_Toc115631554"/><text:bookmark-end text:name="_Toc459304341"/></text:h>
      <text:p text:style-name="P97">{d.eutDesc}</text:p>
      <text:p text:style-name="P97"><text:s text:c="3"/>{d.eutDescBase64}</text:p>
      <text:p text:style-name="P94">{d.eutDescBase64Title}</text:p>
      <text:h text:style-name="P102" text:outline-level="1"><text:bookmark-start text:name="Annexure1"/><text:bookmark-start text:name="_Toc115631555"/><text:bookmark-start text:name="_Toc110249992"/><text:bookmark text:name="_Toc56712896"/><text:bookmark text:name="_Annexure_3%3A_RE101-"/><text:bookmark text:name="_Toc518487186"/><text:span text:style-name="T39">Annexure </text:span><text:bookmark-end text:name="Annexure1"/><text:span text:style-name="T39">{d.testTrackList[i].slNo}: {d.testTrackList[i].testReportHeader} </text:span><text:bookmark-end text:name="_Toc115631555"/><text:bookmark-end text:name="_Toc110249992"/></text:h>
      <text:list xml:id="list2748830694564" text:continue-numbering="true" text:style-name="WWNum6">
        <text:list-item>
          <text:p text:style-name="P113"/>
        </text:list-item>
      </text:list>
      <text:p text:style-name="P50">Common Information:</text:p>
      <text:p text:style-name="P60"><text:span text:style-name="T6">Ref Doc No.<text:tab/><text:tab/><text:tab/><text:tab/>:</text:span><text:span text:style-name="T37"> </text:span><text:span text:style-name="T7">{d.testTrackList[i].testRefDocNo}</text:span><text:span text:style-name="T37">, <text:s text:c="8"/></text:span></text:p>
      <text:p text:style-name="P31">Test Standard<text:tab/><text:tab/><text:tab/><text:tab/>: {d.testTrackList[i].testStandard}</text:p>
      <text:p text:style-name="P31">Test Date<text:tab/><text:tab/><text:tab/><text:tab/>: {d.testTrackList[i].createdDateTimeFormatted}</text:p>
      <text:p text:style-name="P31">Test mode<text:tab/><text:tab/><text:tab/><text:tab/>: {d.testTrackList[i].testMethod}</text:p>
      <text:p text:style-name="P31">Software used<text:tab/><text:tab/><text:tab/><text:tab/>: {d.testTrackList[i].testSoftwareUsed}</text:p>
      <text:p text:style-name="P32">Temperature<text:tab/><text:tab/><text:tab/><text:tab/>: {d.testTrackList[i].testTemperature}ºC</text:p>
      <text:p text:style-name="P32">Humidity<text:tab/><text:tab/><text:tab/><text:tab/>: {d.testTrackList[i].testHumidity}%</text:p>
      <text:list xml:id="list2748971024987" text:continue-numbering="true" text:style-name="WWNum6">
        <text:list-item>
          <text:p text:style-name="P115"><text:tab/><text:tab/><text:tab/></text:p>
        </text:list-item>
      </text:list>
      <text:p text:style-name="P44">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1">Sl. No.</text:p>
          </table:table-cell>
          <table:table-cell table:style-name="Table9.A1" office:value-type="string">
            <text:p text:style-name="P41">Description</text:p>
          </table:table-cell>
          <table:table-cell table:style-name="Table9.A1" office:value-type="string">
            <text:p text:style-name="P41">Make</text:p>
          </table:table-cell>
          <table:table-cell table:style-name="Table9.A1" office:value-type="string">
            <text:p text:style-name="P41">Model No.</text:p>
          </table:table-cell>
          <table:table-cell table:style-name="Table9.A1" office:value-type="string">
            <text:p text:style-name="P41">Serial No.</text:p>
          </table:table-cell>
          <table:table-cell table:style-name="Table9.A1" office:value-type="string">
            <text:p text:style-name="P53">Cal Due</text:p>
          </table:table-cell>
        </table:table-row>
        <table:table-row table:style-name="Table9.2">
          <table:table-cell table:style-name="Table9.A2" office:value-type="string">
            <text:p text:style-name="P12"><text:span text:style-name="T8">{d.</text:span><text:span text:style-name="T9">testTrackList[i].testEquipmentList[i].slNo</text:span><text:span text:style-name="T8">}.</text:span></text:p>
          </table:table-cell>
          <table:table-cell table:style-name="Table9.A2" office:value-type="string">
            <text:p text:style-name="P12"><text:span text:style-name="T8">{d.</text:span><text:span text:style-name="T9">testTrackList[i].testEquipmentList[i].instrumentName</text:span><text:span text:style-name="T8">}</text:span></text:p>
          </table:table-cell>
          <table:table-cell table:style-name="Table9.A2" office:value-type="string">
            <text:p text:style-name="P12"><text:span text:style-name="T8">{d.</text:span><text:span text:style-name="T9">testTrackList[i].testEquipmentList[i].make</text:span><text:span text:style-name="T8">}</text:span></text:p>
          </table:table-cell>
          <table:table-cell table:style-name="Table9.A2" office:value-type="string">
            <text:p text:style-name="P12"><text:span text:style-name="T8">{d.</text:span><text:span text:style-name="T9">testTrackList[i].testEquipmentList[i].modelNo</text:span><text:span text:style-name="T8">}</text:span></text:p>
          </table:table-cell>
          <table:table-cell table:style-name="Table9.A2" office:value-type="string">
            <text:p text:style-name="P12"><text:span text:style-name="T8">{d.</text:span><text:span text:style-name="T9">testTrackList[i].testEquipmentList[i].serialNo</text:span><text:span text:style-name="T8">}</text:span></text:p>
          </table:table-cell>
          <table:table-cell table:style-name="Table9.A2" office:value-type="string">
            <text:p text:style-name="P12"><text:span text:style-name="T8">{d.</text:span><text:span text:style-name="T9">testTrackList[i].testEquipmentList[i].dueDate</text:span><text:span text:style-name="T10">Formatted</text:span><text:span text:style-name="T8">}</text:span></text:p>
          </table:table-cell>
        </table:table-row>
        <table:table-row table:style-name="Table9.2">
          <table:table-cell table:style-name="Table9.A3" office:value-type="string">
            <text:p text:style-name="P12"><text:span text:style-name="T8">{d.</text:span><text:span text:style-name="T9">testTrackList[i].testEquipmentList[i+1].slNo</text:span><text:span text:style-name="T8">}.</text:span></text:p>
          </table:table-cell>
          <table:table-cell table:style-name="Table9.A3" office:value-type="string">
            <text:p text:style-name="P12"><text:span text:style-name="T8">{d.</text:span><text:span text:style-name="T9">testTrackList[i].testEquipmentList[i+1].instrumentName</text:span><text:span text:style-name="T8">}</text:span></text:p>
          </table:table-cell>
          <table:table-cell table:style-name="Table9.A3" office:value-type="string">
            <text:p text:style-name="P12"><text:span text:style-name="T8">{d.</text:span><text:span text:style-name="T9">testTrackList[i].testEquipmentList[i+1].make</text:span><text:span text:style-name="T8">}</text:span></text:p>
          </table:table-cell>
          <table:table-cell table:style-name="Table9.A3" office:value-type="string">
            <text:p text:style-name="P12"><text:span text:style-name="T8">{d.</text:span><text:span text:style-name="T9">testTrackList[i].testEquipmentList[i+1].modelNo</text:span><text:span text:style-name="T8">}</text:span></text:p>
          </table:table-cell>
          <table:table-cell table:style-name="Table9.A3" office:value-type="string">
            <text:p text:style-name="P12"><text:span text:style-name="T8">{d.</text:span><text:span text:style-name="T9">testTrackList[i].testEquipmentList[i+1].serialNo</text:span><text:span text:style-name="T8">}</text:span></text:p>
          </table:table-cell>
          <table:table-cell table:style-name="Table9.A3" office:value-type="string">
            <text:p text:style-name="P117"><text:span text:style-name="T8">{d.</text:span><text:span text:style-name="T9">testTrackList[i].testEquipmentList[i+1].dueDate</text:span><text:span text:style-name="T10">Formatted</text:span><text:span text:style-name="T8">}</text:span></text:p>
          </table:table-cell>
        </table:table-row>
      </table:table>
      <text:p text:style-name="P42"/>
      <text:p text:style-name="P21"/>
      <text:p text:style-name="P16"><text:span text:style-name="T13">{d.testTrackList[i].receiverAndScanSettings}</text:span><text:span text:style-name="T20"><text:line-break/></text:span></text:p>
      <text:p text:style-name="P34"/>
      <text:p text:style-name="P57"/>
      <text:p text:style-name="P64"/>
      <text:p text:style-name="P34"/>
      <text:p text:style-name="P59"><text:span text:style-name="T21">{d.</text:span><text:span text:style-name="T12">testTrackList[i].</text:span><text:span text:style-name="T21">reportFiles[i].base64Image}</text:span></text:p>
      <text:p text:style-name="P59"><text:soft-page-break/><text:span text:style-name="T14">{d.</text:span><text:span text:style-name="T11">testTrackList[i]</text:span><text:span text:style-name="T14">.reportFiles[i].repFileType} : {d.</text:span><text:span text:style-name="T11">testTrackList[i].</text:span><text:span text:style-name="T14">reportFiles[i].title}</text:span></text:p>
      <text:p text:style-name="P59"><text:span text:style-name="T14">{d.</text:span><text:span text:style-name="T11">testTrackList[i]</text:span><text:span text:style-name="T14">.reportFiles[i</text:span><text:span text:style-name="T15">+1</text:span><text:span text:style-name="T14">].repFileType} : {d.</text:span><text:span text:style-name="T11">testTrackList[i].</text:span><text:span text:style-name="T14">reportFiles[i</text:span><text:span text:style-name="T15">+1</text:span><text:span text:style-name="T14">].title}</text:span></text:p>
      <text:p text:style-name="P59"><text:span text:style-name="T21">{d.</text:span><text:span text:style-name="T12">testTrackList[i].</text:span><text:span text:style-name="T21">reportFiles[i</text:span><text:span text:style-name="T22">+1</text:span><text:span text:style-name="T21">].base64Image}</text:span></text:p>
      <text:p text:style-name="P22"><text:bookmark text:name="_Toc110250009"/><text:bookmark text:name="_Toc115631579"/></text:p>
      <text:p text:style-name="P58"/>
      <table:table table:name="Table11" table:style-name="Table11">
        <table:table-column table:style-name="Table11.A"/>
        <table:table-column table:style-name="Table11.B"/>
        <table:table-row table:style-name="Table11.1">
          <table:table-cell table:style-name="Table11.A1" office:value-type="string">
            <text:p text:style-name="P40">Test Result</text:p>
          </table:table-cell>
          <table:table-cell table:style-name="Table11.A1" office:value-type="string">
            <text:p text:style-name="P5"><text:span text:style-name="T16">{d.</text:span><text:span text:style-name="T11">testTrackList[i].testStatus</text:span><text:span text:style-name="T16">}</text:span></text:p>
          </table:table-cell>
        </table:table-row>
      </table:table>
      <text:h text:style-name="P103" text:outline-level="1"/>
      <text:h text:style-name="P104" text:outline-level="1"><text:bookmark-start text:name="Annexure11"/><text:bookmark-start text:name="_Toc1156315551"/><text:bookmark-start text:name="_Toc1102499921"/><text:bookmark text:name="_Annexure_3%3A_RE101-1"/><text:span text:style-name="T39">Annexure </text:span><text:bookmark-end text:name="Annexure11"/><text:span text:style-name="T39">{d.testTrackList[i+1].slNo}: {d.testTrackList[i+1].testReportHeader} </text:span><text:bookmark-end text:name="_Toc1156315551"/><text:bookmark-end text:name="_Toc1102499921"/></text:h>
      <text:list xml:id="list2750069283880" text:continue-numbering="true" text:style-name="WWNum6">
        <text:list-item>
          <text:p text:style-name="P113"/>
        </text:list-item>
      </text:list>
      <text:h text:style-name="P105" text:outline-level="1"><text:bookmark text:name="_Toc567128961"/><text:bookmark text:name="_Toc5184871861"/></text:h>
      <text:p text:style-name="P76"/>
      <text:p text:style-name="P76"/>
      <text:p text:style-name="P76"/>
      <text:p text:style-name="P76"/>
      <text:p text:style-name="P76"/>
      <text:p text:style-name="P77">DISCLAIMER</text:p>
      <text:list text:style-name="WWNum12">
        <text:list-item>
          <text:p text:style-name="P111">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11">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11">Test Reports / Certificates or/and any associated attachments shall NOT be copied/reproduced, except IN FULL, without the prior written consent of Tata Advanced Systems. </text:p>
        </text:list-item>
        <text:list-item>
          <text:p text:style-name="P111">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11">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text:soft-page-break/>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11">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11">Any possible infringement of any patent rights of formulations or processes or any <text:line-break/>other patent rights are the sole responsibility and liability of the Client / Customer.</text:p>
        </text:list-item>
        <text:list-item>
          <text:p text:style-name="P111">All services rendered by Tata Advanced Systems will be treated as strictly Confidential.</text:p>
        </text:list-item>
        <text:list-item>
          <text:p text:style-name="P111">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11">By receiving this report Tata Advanced Systems, the Client / Customer agrees to the terms <text:line-break/>and conditions of Tata Advanced Systems Laboratory and this Disclaimer.</text:p>
        </text:list-item>
      </text:list>
      <text:p text:style-name="P65"/>
      <text:p text:style-name="P90">End of Test Report</text:p>
      <text:p text:style-name="P78"><draw:custom-shape text:anchor-type="char" draw:z-index="10" draw:name="AutoShape 6" draw:style-name="gr1" draw:text-style-name="P119" svg:width="21.337cm" svg:height="0.003cm" svg:x="-0.159cm" svg:y="1.951cm"><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21cm" style:rel-width="100%" fo:margin-top="0cm" fo:margin-bottom="0cm" table:align="center" style:writing-mode="lr-tb"/>
    </style:style>
    <style:style style:name="Table2.A" style:family="table-column">
      <style:table-column-properties style:column-width="2.35cm" style:rel-column-width="9672*"/>
    </style:style>
    <style:style style:name="Table2.B" style:family="table-column">
      <style:table-column-properties style:column-width="5.897cm" style:rel-column-width="24275*"/>
    </style:style>
    <style:style style:name="Table2.C" style:family="table-column">
      <style:table-column-properties style:column-width="5.759cm" style:rel-column-width="23704*"/>
    </style:style>
    <style:style style:name="Table2.D" style:family="table-column">
      <style:table-column-properties style:column-width="1.914cm"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width="15.921cm" style:rel-width="100%" fo:margin-top="0cm" fo:margin-bottom="0cm" table:align="center" style:may-break-between-rows="false" style:writing-mode="lr-tb"/>
    </style:style>
    <style:style style:name="Table3.A" style:family="table-column">
      <style:table-column-properties style:column-width="1.871cm" style:rel-column-width="7706*"/>
    </style:style>
    <style:style style:name="Table3.B" style:family="table-column">
      <style:table-column-properties style:column-width="4.468cm" style:rel-column-width="18390*"/>
    </style:style>
    <style:style style:name="Table3.C" style:family="table-column">
      <style:table-column-properties style:column-width="3.508cm" style:rel-column-width="14443*"/>
    </style:style>
    <style:style style:name="Table3.D" style:family="table-column">
      <style:table-column-properties style:column-width="6.071cm"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Header_20_Text">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T1" style:family="text">
      <style:text-properties officeooo:rsid="001b6dd4"/>
    </style:style>
    <style:style style:name="MT2" style:family="text">
      <style:text-properties style:use-window-font-color="true" loext:opacity="0%"/>
    </style:style>
    <style:style style:name="MT3"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4" style:family="text">
      <style:text-properties style:use-window-font-color="true" loext:opacity="0%" officeooo:rsid="001cc903" style:font-name-complex="Arial1" style:font-size-complex="9pt"/>
    </style:style>
    <style:style style:name="MT5" style:family="text">
      <style:text-properties style:use-window-font-color="true" loext:opacity="0%" style:font-name-complex="Arial1" style:font-size-complex="9pt"/>
    </style:style>
    <style:style style:name="MT6"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524cm" fo:margin-left="0cm" fo:margin-right="0cm" fo:margin-top="1.423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12"><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ext:span text:style-name="MT1">{d.jrfNo}</text:span></text:p>
            </table:table-cell>
            <table:table-cell table:style-name="Table2.A1" office:value-type="string">
              <text:p text:style-name="MP6"><text:span text:style-name="MT2">Part No : </text:span><text:span text:style-name="MT3">{d.modelNo}</text:span></text:p>
            </table:table-cell>
            <table:table-cell table:style-name="Table2.A1" table:number-rows-spanned="2" office:value-type="string">
              <text:p text:style-name="MP4">Page</text:p>
              <text:p text:style-name="MP7"><text:span text:style-name="page_20_number"><text:span text:style-name="MT4">{d.pageNo}</text:span></text:span><text:span text:style-name="page_20_number"><text:span text:style-name="MT5"> <text:s/>of 68</text:span></text:span></text:p>
            </table:table-cell>
          </table:table-row>
          <table:table-row table:style-name="Table2.3">
            <table:covered-table-cell table:style-name="Table2.A1"/>
            <table:table-cell table:style-name="Table2.B2" office:value-type="string">
              <text:p text:style-name="MP8">ULR - </text:p>
            </table:table-cell>
            <table:table-cell table:style-name="Table2.A1" office:value-type="string">
              <text:p text:style-name="MP9">Serial No: <text:span text:style-name="MT6">{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9"><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ext:span text:style-name="MT1">{d.jrfNo}</text:span></text:p>
            </table:table-cell>
            <table:table-cell table:style-name="Table14.A1" office:value-type="string">
              <text:p text:style-name="MP6"><text:span text:style-name="MT2">Part No : </text:span><text:span text:style-name="MT3">{d.modelNo}</text:span></text:p>
            </table:table-cell>
            <table:table-cell table:style-name="Table14.A1" table:number-rows-spanned="2" office:value-type="string">
              <text:p text:style-name="MP4">Page</text:p>
              <text:p text:style-name="MP7"><text:span text:style-name="page_20_number"><text:span text:style-name="MT4">{d.pageNo}</text:span></text:span><text:span text:style-name="page_20_number"><text:span text:style-name="MT5"> <text:s/>of 68</text:span></text:span></text:p>
            </table:table-cell>
          </table:table-row>
          <table:table-row table:style-name="Table14.3">
            <table:covered-table-cell table:style-name="Table14.A1"/>
            <table:table-cell table:style-name="Table14.B2" office:value-type="string">
              <text:p text:style-name="MP8">ULR - </text:p>
            </table:table-cell>
            <table:table-cell table:style-name="Table14.A1" office:value-type="string">
              <text:p text:style-name="MP9">Serial No: <text:span text:style-name="MT6">{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2-11-28T00:07:18.432000000</dc:date>
    <meta:editing-cycles>63</meta:editing-cycles>
    <meta:editing-duration>P2DT3H22M11S</meta:editing-duration>
    <meta:generator>LibreOffice/7.4.3.2$Windows_X86_64 LibreOffice_project/1048a8393ae2eeec98dff31b5c133c5f1d08b890</meta:generator>
    <meta:document-statistic meta:table-count="12" meta:image-count="3" meta:object-count="0" meta:page-count="13" meta:paragraph-count="237" meta:word-count="1305" meta:character-count="10548" meta:non-whitespace-character-count="9064"/>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